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number-columns-repeated="6" table:default-cell-style-name="Default"/>
        <table:table-column table:style-name="co2" table:number-columns-repeated="3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table:style-name="Default"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8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table:style-name="Default"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6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4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1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table:style-name="Default"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table:style-name="Default"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7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table:style-name="Default"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table:style-name="Default"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table:style-name="Default"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1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table:style-name="Default"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table:style-name="Default"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4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4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table:style-name="Default"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table:style-name="Default"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2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table:style-name="Default"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table:style-name="Default"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4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table:style-name="Default"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8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table:style-name="Default"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table:style-name="Default"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9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table:style-name="Default"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3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table:style-name="Default"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1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table:style-name="Default"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table:style-name="Default"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5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1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5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8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9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8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4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1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8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3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9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7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2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4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3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3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9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9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5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2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6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5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3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7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4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9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1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/>
          <table:table-cell table:formula="of:=AVERAGE([.M2:.M79])" office:value-type="float" office:value="0.0000328962074995321" calcext:value-type="float">
            <text:p>3.28962074995321E-05</text:p>
          </table:table-cell>
          <table:table-cell table:formula="of:=AVERAGE([.N2:.N79])" office:value-type="float" office:value="0.000052941182577297" calcext:value-type="float">
            <text:p>5.2941182577297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6">00/00/0000</text:date>, <text:time style:data-style-name="N2" text:time-value="15:10:45.7707486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6-06T15:12:38.620159559</dc:date>
    <meta:editing-duration>PT13H17M49S</meta:editing-duration>
    <meta:editing-cycles>73</meta:editing-cycles>
    <meta:generator>LibreOffice/7.0.4.2$Linux_X86_64 LibreOffice_project/00$Build-2</meta:generator>
    <meta:document-statistic meta:table-count="1" meta:cell-count="1365" meta:object-count="0"/>
  </office:meta>
</office:document-meta>
</file>